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ver Letter</text:span></text:p>
      <text:p text:style-name="Standard">To who may concern:</text:p>
      <text:p text:style-name="Standard">I read the job advertisement on Seek: <text:span text:style-name="T2">.Net Developer (Junior to Mid Level) - $60-$70k + super, which I'm very interested in. I think my profile would be competent for the following reasons:</text:span></text:p>
      <text:p text:style-name="Standard"><text:span text:style-name="T2">1. I have more than 3 years real-world working experience.</text:span></text:p>
      <text:p text:style-name="Standard"><text:span text:style-name="T2">2. .NET is the primary platform that my current company focuses on. We develop digital signage distributed system with various .NET technologies, such as WPF, WCF, ASP.NET MVC, MS SQL Server Entity Framework, ADO.NET, etc.</text:span></text:p>
      <text:p text:style-name="Standard">3. I have experience in both front-end and back-end. For front-end, I have experience in JavaScript (for example, jQuery, KnockoutJS), CSS framework (for example, bootstrap, foundation).</text:p>
      <text:p text:style-name="Standard">4. Understanding of full life cycle of software development: I'm also the only one in our current team who is responsible for daily software build. To do this, one needs to understand software obfuscation, command-line build tools, installer language, etc.</text:p>
      <text:p text:style-name="Standard">For more reasons why you should consider me, please check out my C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4pt" style:language-complex="th" style:country-complex="TH"/>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SimSun" style:font-size-asian="11pt" style:language-asian="zh" style:country-asian="CN" style:font-name-complex="F" style:font-size-complex="14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Times New Roman1" fo:font-size="12pt" fo:language="en" fo:country="AU"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default-outline-level="1" style:list-style-name="" style:class="text">
      <style:text-properties style:font-name="Times New Roman" fo:font-size="24pt" fo:font-weight="bold" style:font-name-asian="SimSun" style:font-size-asian="24pt" style:font-weight-asian="bold" style:font-size-complex="24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Rui Cheng</dc:creator>
    <meta:editing-cycles>2</meta:editing-cycles>
    <meta:creation-date>2014-06-05T14:23:00</meta:creation-date>
    <dc:date>2014-06-05T04:46:00</dc:date>
    <meta:editing-duration>PT1S</meta:editing-duration>
    <meta:generator>LibreOffice/4.0.0.3$Windows_x86 LibreOffice_project/7545bee9c2a0782548772a21bc84a9dcc583b89</meta:generator>
    <meta:document-statistic meta:table-count="0" meta:image-count="0" meta:object-count="0" meta:page-count="1" meta:paragraph-count="8" meta:word-count="163" meta:character-count="1010" meta:non-whitespace-character-count="8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